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89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6.55101915787155" calcext:value-type="float">
            <text:p>6.55101915787155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statystyka Z:</text:p>
          </table:table-cell>
          <table:table-cell office:value-type="string" calcext:value-type="string">
            <text:p>statystyka T:</text:p>
          </table:table-cell>
        </table:table-row>
        <table:table-row table:style-name="ro1">
          <table:table-cell office:value-type="float" office:value="3.9052930840667" calcext:value-type="float">
            <text:p>3.9052930840667</text:p>
          </table:table-cell>
          <table:table-cell table:formula="of:=AVERAGE([.A1:.A26])" office:value-type="float" office:value="2.13888273397606" calcext:value-type="float">
            <text:p>2.13888273397606</text:p>
          </table:table-cell>
          <table:table-cell table:formula="of:=(([.B2]-2)/3.5)*SQRT([.B4])" office:value-type="float" office:value="0.202333077327155" calcext:value-type="float">
            <text:p>0.202333077327155</text:p>
          </table:table-cell>
          <table:table-cell table:formula="of:=(([.B2]-2)/SQRT([.B6]))*SQRT([.B4]-1)" office:value-type="float" office:value="0.198122033896722" calcext:value-type="float">
            <text:p>0.198122033896722</text:p>
          </table:table-cell>
        </table:table-row>
        <table:table-row table:style-name="ro1">
          <table:table-cell office:value-type="float" office:value="-6.54375993840399" calcext:value-type="float">
            <text:p>-6.54375993840399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dystrybuanta:</text:p>
          </table:table-cell>
        </table:table-row>
        <table:table-row table:style-name="ro1">
          <table:table-cell office:value-type="float" office:value="-2.22316548076442" calcext:value-type="float">
            <text:p>-2.22316548076442</text:p>
          </table:table-cell>
          <table:table-cell table:formula="of:=COUNT([.A1:.A26])" office:value-type="float" office:value="26" calcext:value-type="float">
            <text:p>26</text:p>
          </table:table-cell>
          <table:table-cell table:formula="of:=COM.MICROSOFT.NORM.DIST([.C2];2;12.25;1)" office:value-type="float" office:value="0.441665338708713" calcext:value-type="float">
            <text:p>0.441665338708713</text:p>
          </table:table-cell>
          <table:table-cell table:formula="of:=COM.MICROSOFT.NORM.DIST([.D2];2;[.B6];1)" office:value-type="float" office:value="0.441694501382223" calcext:value-type="float">
            <text:p>0.441694501382223</text:p>
          </table:table-cell>
        </table:table-row>
        <table:table-row table:style-name="ro1">
          <table:table-cell office:value-type="float" office:value="1.14944598736061" calcext:value-type="float">
            <text:p>1.14944598736061</text:p>
          </table:table-cell>
          <table:table-cell office:value-type="string" calcext:value-type="string">
            <text:p>ochylenie:</text:p>
          </table:table-cell>
          <table:table-cell table:number-columns-repeated="2"/>
        </table:table-row>
        <table:table-row table:style-name="ro1">
          <table:table-cell office:value-type="float" office:value="-3.76829952183263" calcext:value-type="float">
            <text:p>-3.76829952183263</text:p>
          </table:table-cell>
          <table:table-cell table:formula="of:=COM.MICROSOFT.VAR.S([.A1:.A26])" office:value-type="float" office:value="12.2848813864929" calcext:value-type="float">
            <text:p>12.2848813864929</text:p>
          </table:table-cell>
          <table:table-cell table:number-columns-repeated="2"/>
        </table:table-row>
        <table:table-row table:style-name="ro1">
          <table:table-cell office:value-type="float" office:value="5.52169380843985" calcext:value-type="float">
            <text:p>5.52169380843985</text:p>
          </table:table-cell>
          <table:table-cell table:number-columns-repeated="3"/>
        </table:table-row>
        <table:table-row table:style-name="ro1">
          <table:table-cell office:value-type="float" office:value="1.06895812554801" calcext:value-type="float">
            <text:p>1.06895812554801</text:p>
          </table:table-cell>
          <table:table-cell table:number-columns-repeated="3"/>
        </table:table-row>
        <table:table-row table:style-name="ro1">
          <table:table-cell office:value-type="float" office:value="4.12047739363602" calcext:value-type="float">
            <text:p>4.12047739363602</text:p>
          </table:table-cell>
          <table:table-cell table:number-columns-repeated="3"/>
        </table:table-row>
        <table:table-row table:style-name="ro1">
          <table:table-cell office:value-type="float" office:value="4.79669409130318" calcext:value-type="float">
            <text:p>4.79669409130318</text:p>
          </table:table-cell>
          <table:table-cell table:number-columns-repeated="3"/>
        </table:table-row>
        <table:table-row table:style-name="ro1">
          <table:table-cell office:value-type="float" office:value="2.05274859240288" calcext:value-type="float">
            <text:p>2.05274859240288</text:p>
          </table:table-cell>
          <table:table-cell table:number-columns-repeated="3"/>
        </table:table-row>
        <table:table-row table:style-name="ro1">
          <table:table-cell office:value-type="float" office:value="7.44452552092298" calcext:value-type="float">
            <text:p>7.44452552092298</text:p>
          </table:table-cell>
          <table:table-cell table:number-columns-repeated="3"/>
        </table:table-row>
        <table:table-row table:style-name="ro1">
          <table:table-cell office:value-type="float" office:value="2.59364072850886" calcext:value-type="float">
            <text:p>2.59364072850886</text:p>
          </table:table-cell>
          <table:table-cell table:number-columns-repeated="3"/>
        </table:table-row>
        <table:table-row table:style-name="ro1">
          <table:table-cell office:value-type="float" office:value="2.10456811958904" calcext:value-type="float">
            <text:p>2.10456811958904</text:p>
          </table:table-cell>
          <table:table-cell table:number-columns-repeated="3"/>
        </table:table-row>
        <table:table-row table:style-name="ro1">
          <table:table-cell office:value-type="float" office:value="-1.29641635447453" calcext:value-type="float">
            <text:p>-1.29641635447453</text:p>
          </table:table-cell>
          <table:table-cell table:number-columns-repeated="3"/>
        </table:table-row>
        <table:table-row table:style-name="ro1">
          <table:table-cell office:value-type="float" office:value="5.15821140942274" calcext:value-type="float">
            <text:p>5.15821140942274</text:p>
          </table:table-cell>
          <table:table-cell table:number-columns-repeated="3"/>
        </table:table-row>
        <table:table-row table:style-name="ro1">
          <table:table-cell office:value-type="float" office:value="1.21118289274099" calcext:value-type="float">
            <text:p>1.21118289274099</text:p>
          </table:table-cell>
          <table:table-cell table:number-columns-repeated="3"/>
        </table:table-row>
        <table:table-row table:style-name="ro1">
          <table:table-cell office:value-type="float" office:value="3.58119224133306" calcext:value-type="float">
            <text:p>3.58119224133306</text:p>
          </table:table-cell>
          <table:table-cell table:number-columns-repeated="3"/>
        </table:table-row>
        <table:table-row table:style-name="ro1">
          <table:table-cell office:value-type="float" office:value="3.51495370082114" calcext:value-type="float">
            <text:p>3.51495370082114</text:p>
          </table:table-cell>
          <table:table-cell table:number-columns-repeated="3"/>
        </table:table-row>
        <table:table-row table:style-name="ro1">
          <table:table-cell office:value-type="float" office:value="1.96795532799415" calcext:value-type="float">
            <text:p>1.96795532799415</text:p>
          </table:table-cell>
          <table:table-cell table:number-columns-repeated="3"/>
        </table:table-row>
        <table:table-row table:style-name="ro1">
          <table:table-cell office:value-type="float" office:value="9.29610514800343" calcext:value-type="float">
            <text:p>9.29610514800343</text:p>
          </table:table-cell>
          <table:table-cell table:number-columns-repeated="3"/>
        </table:table-row>
        <table:table-row table:style-name="ro1">
          <table:table-cell office:value-type="float" office:value="2.1848648661479" calcext:value-type="float">
            <text:p>2.1848648661479</text:p>
          </table:table-cell>
          <table:table-cell table:number-columns-repeated="3"/>
        </table:table-row>
        <table:table-row table:style-name="ro1">
          <table:table-cell office:value-type="float" office:value="0.873683939430106" calcext:value-type="float">
            <text:p>0.873683939430106</text:p>
          </table:table-cell>
          <table:table-cell table:number-columns-repeated="3"/>
        </table:table-row>
        <table:table-row table:style-name="ro1">
          <table:table-cell office:value-type="float" office:value="0.725150901506798" calcext:value-type="float">
            <text:p>0.725150901506798</text:p>
          </table:table-cell>
          <table:table-cell table:number-columns-repeated="3"/>
        </table:table-row>
        <table:table-row table:style-name="ro1">
          <table:table-cell office:value-type="float" office:value="-2.51865539217294" calcext:value-type="float">
            <text:p>-2.51865539217294</text:p>
          </table:table-cell>
          <table:table-cell table:number-columns-repeated="3"/>
        </table:table-row>
        <table:table-row table:style-name="ro1">
          <table:table-cell office:value-type="float" office:value="2.13888273397606" calcext:value-type="float">
            <text:p>2.138882733976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7T20:14:11.415176714</dc:date>
    <meta:editing-duration>PT24M50S</meta:editing-duration>
    <meta:editing-cycles>2</meta:editing-cycles>
    <meta:generator>LibreOffice/7.4.7.2$Linux_X86_64 LibreOffice_project/40$Build-2</meta:generator>
    <meta:document-statistic meta:table-count="1" meta:cell-count="40" meta:object-count="0"/>
  </office:meta>
</office:document-meta>
</file>